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2231471" text:style-name="L1">
        <text:list-item>
          <text:p text:style-name="P1">Imu parts</text:p>
          <text:list>
            <text:list-item>
              <text:p text:style-name="P1">accelerometer</text:p>
              <text:list>
                <text:list-item>
                  <text:p text:style-name="P1">Freescale 1/3x MMA7260QT</text:p>
                </text:list-item>
                <text:list-item>
                  <text:p text:style-name="P1">3 or 9 adc</text:p>
                </text:list-item>
              </text:list>
            </text:list-item>
            <text:list-item>
              <text:p text:style-name="P1">compass / mag</text:p>
              <text:list>
                <text:list-item>
                  <text:p text:style-name="P1">honeywell 1x HMC5843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</text:p>
                  <text:list>
                    <text:list-item>
                      <text:p text:style-name="P1">invensense 2x IDG-1215</text:p>
                    </text:list-item>
                    <text:list-item>
                      <text:p text:style-name="P1">4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401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3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5 ADC total???? - check the AD gyros again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cost (inlcude labor) mcu vs ext adc</text:p>
                </text:list-item>
              </text:list>
            </text:list-item>
          </text:list>
        </text:list-item>
      </text:list>
      <text:p text:style-name="Standard"/>
      <text:list xml:id="list648652623" text:continue-list="list762231471" text:style-name="L1">
        <text:list-item text:start-value="1">
          <text:p text:style-name="P1">PLAN:</text:p>
          <text:list>
            <text:list-item>
              <text:p text:style-name="P1">accelerometer</text:p>
              <text:list>
                <text:list-item>
                  <text:p text:style-name="P1">Freescale 1x MMA7260QT</text:p>
                </text:list-item>
                <text:list-item>
                  <text:p text:style-name="P1">3 adc</text:p>
                </text:list-item>
              </text:list>
            </text:list-item>
            <text:list-item>
              <text:p text:style-name="P1">compass / mag</text:p>
              <text:list>
                <text:list-item>
                  <text:p text:style-name="P1">honeywell 1x HMC5843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 </text:p>
                  <text:list>
                    <text:list-item>
                      <text:p text:style-name="P1">invensense 1x IDG-1215</text:p>
                    </text:list-item>
                    <text:list-item>
                      <text:p text:style-name="P1">2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613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401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3 adc total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arduin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Jacob Schloss</meta:initial-creator>
    <meta:creation-date>2009-03-28T16:27:10</meta:creation-date>
    <dc:date>2009-04-04T20:43:05</dc:date>
    <meta:editing-cycles>14</meta:editing-cycles>
    <meta:editing-duration>PT00H56M10S</meta:editing-duration>
    <meta:document-statistic meta:table-count="0" meta:image-count="0" meta:object-count="0" meta:page-count="1" meta:paragraph-count="48" meta:word-count="189" meta:character-count="805"/>
    <meta:user-defined meta:name="Info 1"/>
    <meta:user-defined meta:name="Info 2"/>
    <meta:user-defined meta:name="Info 3"/>
    <meta:user-defined meta:name="Info 4"/>
  </office:meta>
</office:document-meta>
</file>